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C25678817A84F93445.png" manifest:media-type="image/png"/>
  <manifest:file-entry manifest:full-path="Pictures/1000000100000741000001FA83C98E5DF9243F4C.png" manifest:media-type="image/png"/>
  <manifest:file-entry manifest:full-path="Pictures/10000001000001950000019EEC25B63F64574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a5f" officeooo:paragraph-rsid="001d0a5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Vim first_100_prime_num.py</text:span></text:p>
      <text:p text:style-name="P1"><draw:frame draw:style-name="fr1" draw:name="Image1" text:anchor-type="char" svg:x="2.612cm" svg:y="0.372cm" svg:width="10.716cm" svg:height="10.954cm" draw:z-index="0"><draw:image xlink:href="Pictures/10000001000001950000019EEC25B63F645745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1"/></text:p>
      <text:p text:style-name="P1"><draw:frame draw:style-name="fr1" draw:name="Image3" text:anchor-type="char" svg:x="-0.661cm" svg:y="7.033cm" svg:width="18.389cm" svg:height="5.348cm" draw:z-index="2"><draw:image xlink:href="Pictures/1000000100000741000001FA83C98E5DF9243F4C.png" xlink:type="simple" xlink:show="embed" xlink:actuate="onLoad" draw:mime-type="image/png"/></draw:frame><text:s text:c="20"/><draw:frame draw:style-name="fr1" draw:name="Image2" text:anchor-type="char" svg:x="2.078cm" svg:y="0.771cm" svg:width="12.118cm" svg:height="5.133cm" draw:z-index="1"><draw:image xlink:href="Pictures/10000001000001CA000000C25678817A84F93445.png" xlink:type="simple" xlink:show="embed" xlink:actuate="onLoad" draw:mime-type="image/png"/></draw:frame><text:s text:c="38"/><text:span text:style-name="T1">vim Dockerfi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2:32:43.200873760</meta:creation-date>
    <dc:date>2023-11-20T22:38:00.373403229</dc:date>
    <meta:editing-duration>PT5M17S</meta:editing-duration>
    <meta:editing-cycles>1</meta:editing-cycles>
    <meta:document-statistic meta:table-count="0" meta:image-count="3" meta:object-count="0" meta:page-count="1" meta:paragraph-count="3" meta:word-count="4" meta:character-count="176" meta:non-whitespace-character-count="38"/>
    <meta:generator>LibreOffice/7.3.7.2$Linux_X86_64 LibreOffice_project/30$Build-2</meta:generator>
  </office:meta>
</office:document-meta>
</file>